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9-19_21-06-5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09-19_23-47-49_000.jpg</text:p>
          </table:table-cell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PHOTO 記録用 / location=自室 / 自然観察 / target=カビ：お神酒：表面に生えている,other=~">
            <text:p>:PHOTO 記録用 / location=自室 / 自然観察 / target=カビ：お神酒：表面に生えている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09-19_23-48-43_000.jpg</text:p>
          </table:table-cell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PHOTO 記録用 / location=自室 / 自然観察 / target=カビ：お神酒：表面に生えている,other=~">
            <text:p>:PHOTO 記録用 / location=自室 / 自然観察 / target=カビ：お神酒：表面に生えている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09-20_07-31-30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09-20_11-56-11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09-20_16-43-05_000.jpg</text:p>
          </table:table-cell>
          <table:table-cell table:style-name="ce27" office:value-type="string">
            <text:p>:m RES 1*2 / free# JVEMV6 68#_365:1 / 68. theoretical-physics(tp) / topics=量子力学,w=自己相関関数；生成演算子,doc=r-7-C1~1.5.3#2-1,s=~,i=~,other=calc+;memo+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RES 1*2 / free# JVEMV6 68#_365:1 / 68. theoretical-physics(tp) / topics=量子力学,w=自己相関関数；生成演算子,doc=r-7-C1~1.5.3#2-1,s=~,i=~,other=calc+;memo+">
            <text:p>:m RES 1*2 / free# JVEMV6 68#_365:1 / 68. theoretical-physics(tp) / topics=量子力学,w=自己相関関数；生成演算子,doc=r-7-C1~1.5.3#2-1,s=~,i=~,other=calc+;memo+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09-20_16-43-27_000.jpg</text:p>
          </table:table-cell>
          <table:table-cell table:style-name="ce27" office:value-type="string">
            <text:p>:m RES 2*2 / free# JVEMV6 68#_365:1 / 68. theoretical-physics(tp) / topics=量子力学,w=アンチバンチング,doc=r-7-C1~1.5.3#2-1,s=~,i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2*2 / free# JVEMV6 68#_365:1 / 68. theoretical-physics(tp) / topics=量子力学,w=アンチバンチング,doc=r-7-C1~1.5.3#2-1,s=~,i=~,other=~">
            <text:p>:m RES 2*2 / free# JVEMV6 68#_365:1 / 68. theoretical-physics(tp) / topics=量子力学,w=アンチバンチング,doc=r-7-C1~1.5.3#2-1,s=~,i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53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/>
          <table:table-cell table:style-name="ce27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/>
          <table:table-cell table:style-name="ce29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5">
            <text:p>7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1">2022/09/21</text:date>, <text:time>09:56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21T09:56:31.45</dc:date>
    <dc:creator>iwabuchi ken</dc:creator>
    <meta:editing-duration>P49DT4H54M11S</meta:editing-duration>
    <meta:editing-cycles>16071</meta:editing-cycles>
    <meta:document-statistic meta:table-count="2" meta:cell-count="908" meta:object-count="0"/>
    <meta:user-defined meta:name="qrichtext">1</meta:user-defined>
  </office:meta>
</office:document-meta>
</file>